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SFMono-Regular" svg:font-family="SFMono-Regular, Consolas, 'Ubuntu Mono', 'Liberation Mono', Menlo, Courier, 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2.0972in"/>
    </style:style>
    <style:style style:name="Table1.B" style:family="table-column">
      <style:table-column-properties style:column-width="4.5958in"/>
    </style:style>
    <style:style style:name="Table1.A1" style:family="table-cell">
      <style:table-cell-properties style:vertical-align="middle" fo:padding="0.0194in" fo:border="0.05pt solid #d6d6d7"/>
    </style:style>
    <style:style style:name="Table1.9" style:family="table-row">
      <style:table-row-properties fo:background-color="#f6f6f7">
        <style:background-image/>
      </style:table-row-properties>
    </style:style>
    <style:style style:name="T1" style:family="text">
      <style:text-properties style:font-name="SFMono-Regular" fo:background-color="#eeeeee" loext:char-shading-value="0" loext:padding="0in" loext:border="none"/>
    </style:style>
    <style:style style:name="T2" style:family="text">
      <style:text-properties officeooo:rsid="00123f5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header-rows>
          <table:table-row table:style-name="TableLine94733604172144">
            <table:table-cell table:style-name="Table1.A1" office:value-type="string">
              <text:p text:style-name="Table_20_Heading">Hook</text:p>
            </table:table-cell>
            <table:table-cell table:style-name="Table1.A1" office:value-type="string">
              <text:p text:style-name="Table_20_Heading">Mục đích &amp; thời điểm</text:p>
            </table:table-cell>
          </table:table-row>
        </table:table-header-rows>
        <table:table-row table:style-name="TableLine94733604172144">
          <table:table-cell table:style-name="Table1.A1" office:value-type="string">
            <text:p text:style-name="Table_20_Contents"><text:span text:style-name="Source_20_Text"><text:span text:style-name="T1">ngOnChanges()</text:span></text:span></text:p>
          </table:table-cell>
          <table:table-cell table:style-name="Table1.A1" office:value-type="string">
            <text:p text:style-name="Table_20_Contents">Thự thi khi Angular thiết lập các thuộc tính đầu vào ràng buộc dữ liệu. Được gọi trước <text:span text:style-name="Source_20_Text"><text:span text:style-name="T1">ngOnInit()</text:span></text:span> và bất cứ khi nào một hoặc nhiều thuộc tính đầu vào ràng buộc dữ liệu thay đổi.</text:p>
          </table:table-cell>
        </table:table-row>
        <table:table-row table:style-name="TableLine94733604172144">
          <table:table-cell table:style-name="Table1.A1" office:value-type="string">
            <text:p text:style-name="Table_20_Contents"><text:span text:style-name="Source_20_Text"><text:span text:style-name="T1">ngOnInit()</text:span></text:span></text:p>
          </table:table-cell>
          <table:table-cell table:style-name="Table1.A1" office:value-type="string">
            <text:p text:style-name="Table_20_Contents">Khởi tạo directive / component sau khi Angular hiển thị các thuộc tính ràng buộc dữ liệu và đặt các thuộc tính đầu vào của directive / component. Được gọi một lần, sau <text:span text:style-name="Source_20_Text"><text:span text:style-name="T1">ngOnChanges()</text:span></text:span> đầu tiên.</text:p>
          </table:table-cell>
        </table:table-row>
        <table:table-row table:style-name="TableLine94733604172144">
          <table:table-cell table:style-name="Table1.A1" office:value-type="string">
            <text:p text:style-name="Table_20_Contents"><text:span text:style-name="Source_20_Text"><text:span text:style-name="T1">ngDoCheck()</text:span></text:span></text:p>
          </table:table-cell>
          <table:table-cell table:style-name="Table1.A1" office:value-type="string">
            <text:p text:style-name="Table_20_Contents">Phát hiện và hành động theo những thay đổi mà Angular không thể hoặc sẽ không tự mình phát hiện. Được gọi trong mỗi lần chạy phát hiện thay đổi, ngay sau <text:span text:style-name="Source_20_Text"><text:span text:style-name="T1">ngOnChanges()</text:span></text:span> và <text:span text:style-name="Source_20_Text"><text:span text:style-name="T1">ngOnInit()</text:span></text:span>.</text:p>
          </table:table-cell>
        </table:table-row>
        <table:table-row table:style-name="TableLine94733604172144">
          <table:table-cell table:style-name="Table1.A1" office:value-type="string">
            <text:p text:style-name="Table_20_Contents"><text:span text:style-name="Source_20_Text"><text:span text:style-name="T1">ngAfterContentInit()</text:span></text:span></text:p>
          </table:table-cell>
          <table:table-cell table:style-name="Table1.A1" office:value-type="string">
            <text:p text:style-name="Table_20_Contents">Thự thi sau khi Angular thêm nội dung bên ngoài vào view của component / view mà directive được đưa vào. Được gọi một lần sau <text:span text:style-name="Source_20_Text"><text:span text:style-name="T1">ngDoCheck()</text:span></text:span> đầu tiên.</text:p>
          </table:table-cell>
        </table:table-row>
        <table:table-row table:style-name="TableLine94733604172144">
          <table:table-cell table:style-name="Table1.A1" office:value-type="string">
            <text:p text:style-name="Table_20_Contents"><text:span text:style-name="Source_20_Text"><text:span text:style-name="T1">ngAfterContentChecked()</text:span></text:span></text:p>
          </table:table-cell>
          <table:table-cell table:style-name="Table1.A1" office:value-type="string">
            <text:p text:style-name="Table_20_Contents">Thự thi sau khi Angular đã kiểm tra nội dung bên ngoài đã được đưa vào view của component. Được gọi sau <text:span text:style-name="Source_20_Text"><text:span text:style-name="T1">ngAfterContentInit()</text:span></text:span> và mọi <text:span text:style-name="Source_20_Text"><text:span text:style-name="T1">ngDoCheck()</text:span></text:span> tiếp theo.</text:p>
          </table:table-cell>
        </table:table-row>
        <table:table-row table:style-name="TableLine94733604172144">
          <table:table-cell table:style-name="Table1.A1" office:value-type="string">
            <text:p text:style-name="Table_20_Contents"><text:span text:style-name="Source_20_Text"><text:span text:style-name="T1">ngAfterViewInit()</text:span></text:span></text:p>
          </table:table-cell>
          <table:table-cell table:style-name="Table1.A1" office:value-type="string">
            <text:p text:style-name="Table_20_Contents">Thự thi sau khi Angular khởi tạo các view của component và các view con / view mà directive được đưa vào. Được gọi một lần sau <text:span text:style-name="Source_20_Text"><text:span text:style-name="T1">ngAfterContentChecked()</text:span></text:span> đầu tiên.</text:p>
          </table:table-cell>
        </table:table-row>
        <table:table-row table:style-name="TableLine94733604172144">
          <table:table-cell table:style-name="Table1.A1" office:value-type="string">
            <text:p text:style-name="Table_20_Contents"><text:span text:style-name="Source_20_Text"><text:span text:style-name="T1">ngAfterViewChecked()</text:span></text:span></text:p>
          </table:table-cell>
          <table:table-cell table:style-name="Table1.A1" office:value-type="string">
            <text:p text:style-name="Table_20_Contents">Thực thi sau khi Angular kiểm tra các view của component và các view con /view mà directive được đưa vào. Được gọi sau <text:span text:style-name="Source_20_Text"><text:span text:style-name="T1">ngAfterViewInit()</text:span></text:span> và mọi <text:span text:style-name="Source_20_Text"><text:span text:style-name="T1">ngAfterContentChecked()</text:span></text:span> tiếp theo.</text:p>
          </table:table-cell>
        </table:table-row>
        <table:table-row table:style-name="Table1.9">
          <table:table-cell table:style-name="Table1.A1" office:value-type="string">
            <text:p text:style-name="Table_20_Contents"><text:span text:style-name="Source_20_Text"><text:span text:style-name="T1">ngOnDestroy()</text:span></text:span></text:p>
          </table:table-cell>
          <table:table-cell table:style-name="Table1.A1" office:value-type="string">
            <text:p text:style-name="Table_20_Contents">Dọn dẹp ngay trước khi Angular phá hủy directive / component. Hủy đăng ký Observables và tách trình xử lý sự kiện để tránh rò rỉ bộ nhớ. Được gọi ngay trước khi Angular phá hủy directive / component. <text:s text:c="2"/><text:span text:style-name="T2">Cbnm,./</text:span></text:p>
            <text:p text:style-name="Table_20_Contents">‘<text:span text:style-name="T2">\qa</text:span></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SFMono-Regular" svg:font-family="SFMono-Regular, Consolas, 'Ubuntu Mono', 'Liberation Mono', Menlo, Courier, monospace"/>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1-20T13:29:50.656132886</meta:creation-date>
    <dc:date>2021-01-20T13:33:57.727171763</dc:date>
    <meta:editing-duration>PT4M8S</meta:editing-duration>
    <meta:editing-cycles>1</meta:editing-cycles>
    <meta:document-statistic meta:table-count="1" meta:image-count="0" meta:object-count="0" meta:page-count="1" meta:paragraph-count="19" meta:word-count="280" meta:character-count="1553" meta:non-whitespace-character-count="1290"/>
    <meta:generator>LibreOffice/7.0.2.2$Linux_X86_64 LibreOffice_project/3a01483fc371ab18cfca4bab0d636937da5eaf70</meta:generator>
  </office:meta>
</office:document-meta>
</file>